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6902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8.148in"/>
    </style:style>
    <style:style style:name="co18" style:family="table-column">
      <style:table-column-properties fo:break-before="auto" style:column-width="0.8673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0.7689in"/>
    </style:style>
    <style:style style:name="co21" style:family="table-column">
      <style:table-column-properties fo:break-before="auto" style:column-width="0.6992in"/>
    </style:style>
    <style:style style:name="co22" style:family="table-column">
      <style:table-column-properties fo:break-before="auto" style:column-width="1.7252in"/>
    </style:style>
    <style:style style:name="co23" style:family="table-column">
      <style:table-column-properties fo:break-before="auto" style:column-width="5.7in"/>
    </style:style>
    <style:style style:name="co24" style:family="table-column">
      <style:table-column-properties fo:break-before="auto" style:column-width="0.9165in"/>
    </style:style>
    <style:style style:name="co25" style:family="table-column">
      <style:table-column-properties fo:break-before="auto" style:column-width="1.1728in"/>
    </style:style>
    <style:style style:name="co26" style:family="table-column">
      <style:table-column-properties fo:break-before="auto" style:column-width="1.272in"/>
    </style:style>
    <style:style style:name="co27" style:family="table-column">
      <style:table-column-properties fo:break-before="auto" style:column-width="0.9465in"/>
    </style:style>
    <style:style style:name="co28" style:family="table-column">
      <style:table-column-properties fo:break-before="auto" style:column-width="1.7846in"/>
    </style:style>
    <style:style style:name="co29" style:family="table-column">
      <style:table-column-properties fo:break-before="auto" style:column-width="1.5425in"/>
    </style:style>
    <style:style style:name="co30" style:family="table-column">
      <style:table-column-properties fo:break-before="auto" style:column-width="10.1772in"/>
    </style:style>
    <style:style style:name="co31" style:family="table-column">
      <style:table-column-properties fo:break-before="auto" style:column-width="0.5583in"/>
    </style:style>
    <style:style style:name="co32" style:family="table-column">
      <style:table-column-properties fo:break-before="auto" style:column-width="0.5984in"/>
    </style:style>
    <style:style style:name="co33" style:family="table-column">
      <style:table-column-properties fo:break-before="auto" style:column-width="0.6398in"/>
    </style:style>
    <style:style style:name="co34" style:family="table-column">
      <style:table-column-properties fo:break-before="auto" style:column-width="1.5035in"/>
    </style:style>
    <style:style style:name="co35" style:family="table-column">
      <style:table-column-properties fo:break-before="auto" style:column-width="2.4846in"/>
    </style:style>
    <style:style style:name="co36" style:family="table-column">
      <style:table-column-properties fo:break-before="auto" style:column-width="1.3953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text-line-through-style="solid"/>
    </style:style>
    <style:style style:name="ce8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10" style:family="table-cell" style:parent-style-name="Default">
      <style:text-properties style:text-line-through-style="solid"/>
    </style:style>
    <style:style style:name="ce11" style:family="table-cell" style:parent-style-name="Default">
      <style:text-properties style:font-name="Liberation Sans" style:font-name-asian="DejaVu Sans" style:font-name-complex="DejaVu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3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s</text:p>
          </table:table-cell>
          <table:table-cell table:style-name="ce3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7]" office:value-type="float" office:value="380">
            <text:p>38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7]" office:value-type="float" office:value="100">
            <text:p>100</text:p>
          </table:table-cell>
          <table:table-cell table:formula="of:=IF([.I3]&gt;[.H3]; [.I3]-[.H3];0)" office:value-type="float" office:value="0">
            <text:p>0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7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office:value-type="float" office:value="1000">
            <text:p>1000</text:p>
          </table:table-cell>
          <table:table-cell table:formula="of:=([.D5]+[.E5]+[.F5]+[.G5])*[.$C$67]" office:value-type="float" office:value="240">
            <text:p>24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table:formula="of:=([.D6]+[.E6]+[.F6]+[.G6])*[.$C$67]" office:value-type="float" office:value="940">
            <text:p>940</text:p>
          </table:table-cell>
          <table:table-cell table:formula="of:=IF([.I6]&gt;[.H6]; [.I6]-[.H6];0)" office:value-type="float" office:value="0">
            <text:p>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7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7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7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7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7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7]" office:value-type="float" office:value="740">
            <text:p>740</text:p>
          </table:table-cell>
          <table:table-cell table:formula="of:=IF([.I12]&gt;[.H12]; [.I12]-[.H12];0)" office:value-type="float" office:value="0">
            <text:p>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7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7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([.D15]+[.E15]+[.F15]+[.G15])*[.$C$67]" office:value-type="float" office:value="60">
            <text:p>60</text:p>
          </table:table-cell>
          <table:table-cell table:formula="of:=IF([.I15]&gt;[.H15]; [.I15]-[.H15];0)" office:value-type="float" office:value="45">
            <text:p>45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7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7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7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7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7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7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7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7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1">
            <text:p>21</text:p>
          </table:table-cell>
          <table:table-cell table:formula="of:=([.D24]+[.E24]+[.F24]+[.G24])*[.$C$67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Hex Inverter 74ACT04</text:p>
          </table:table-cell>
          <table:table-cell office:value-type="string">
            <text:p>From pwm board i think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5]+[.E25]+[.F25]+[.G25])*[.$C$67]" office:value-type="float" office:value="0">
            <text:p>0</text:p>
          </table:table-cell>
          <table:table-cell table:formula="of:=IF([.I25]&gt;[.H25]; [.I25]-[.H25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6]+[.E26]+[.F26]+[.G26])*[.$C$67]" office:value-type="float" office:value="60">
            <text:p>60</text:p>
          </table:table-cell>
          <table:table-cell table:formula="of:=IF([.I26]&gt;[.H26]; [.I26]-[.H26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7]+[.E27]+[.F27]+[.G27])*[.$C$67]" office:value-type="float" office:value="40">
            <text:p>4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8]+[.E28]+[.F28]+[.G28])*[.$C$67]" office:value-type="float" office:value="260">
            <text:p>26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9]+[.E29]+[.F29]+[.G29])*[.$C$67]" office:value-type="float" office:value="0">
            <text:p>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30]+[.E30]+[.F30]+[.G30])*[.$C$67]" office:value-type="float" office:value="340">
            <text:p>340</text:p>
          </table:table-cell>
          <table:table-cell table:formula="of:=IF([.I30]&gt;[.H30]; [.I30]-[.H30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31]+[.E31]+[.F31]+[.G31])*[.$C$67]" office:value-type="float" office:value="140">
            <text:p>14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2]+[.E32]+[.F32]+[.G32])*[.$C$67]" office:value-type="float" office:value="20">
            <text:p>2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formula="of:=([.D33]+[.E33]+[.F33]+[.G33])*[.$C$67]" office:value-type="float" office:value="80">
            <text:p>8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4]+[.E34]+[.F34]+[.G34])*[.$C$67]" office:value-type="float" office:value="60">
            <text:p>6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5]+[.E35]+[.F35]+[.G35])*[.$C$67]" office:value-type="float" office:value="20">
            <text:p>20</text:p>
          </table:table-cell>
          <table:table-cell table:formula="of:=IF([.I35]&gt;[.H35]; [.I35]-[.H35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6]+[.E36]+[.F36]+[.G36])*[.$C$67]" office:value-type="float" office:value="60">
            <text:p>60</text:p>
          </table:table-cell>
          <table:table-cell table:formula="of:=IF([.I36]&gt;[.H36]; [.I36]-[.H36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7]+[.E37]+[.F37]+[.G37])*[.$C$67]" office:value-type="float" office:value="20">
            <text:p>20</text:p>
          </table:table-cell>
          <table:table-cell table:formula="of:=IF([.I37]&gt;[.H37]; [.I37]-[.H37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8]+[.E38]+[.F38]+[.G38])*[.$C$67]" office:value-type="float" office:value="140">
            <text:p>140</text:p>
          </table:table-cell>
          <table:table-cell table:formula="of:=IF([.I38]&gt;[.H38]; [.I38]-[.H38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9]+[.E39]+[.F39]+[.G39])*[.$C$67]" office:value-type="float" office:value="20">
            <text:p>20</text:p>
          </table:table-cell>
          <table:table-cell table:formula="of:=IF([.I39]&gt;[.H39]; [.I39]-[.H39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40]+[.E40]+[.F40]+[.G40])*[.$C$67]" office:value-type="float" office:value="20">
            <text:p>2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1]+[.E41]+[.F41]+[.G41])*[.$C$67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2]+[.E42]+[.F42]+[.G42])*[.$C$67]" office:value-type="float" office:value="0">
            <text:p>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3]+[.E43]+[.F43]+[.G43])*[.$C$67]" office:value-type="float" office:value="20">
            <text:p>20</text:p>
          </table:table-cell>
          <table:table-cell table:formula="of:=IF([.I43]&gt;[.H43]; [.I43]-[.H43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96-21446-1-ND</text:p>
          </table:table-cell>
          <table:table-cell office:value-type="string">
            <text:p>Digikey-uk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table:formula="of:=([.D44]+[.E44]+[.F44]+[.G44])*[.$C$67]" office:value-type="float" office:value="60">
            <text:p>60</text:p>
          </table:table-cell>
          <table:table-cell table:formula="of:=IF([.I44]&gt;[.H44]; [.I44]-[.H44];0)" office:value-type="float" office:value="49">
            <text:p>49</text:p>
          </table:table-cell>
          <table:table-cell office:value-type="string">
            <text:p>MSP430F2234 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[.D45]+[.E45]+[.F45]+[.G45])*[.$C$67]" office:value-type="float" office:value="80">
            <text:p>80</text:p>
          </table:table-cell>
          <table:table-cell table:formula="of:=IF([.I45]&gt;[.H45]; [.I45]-[.H45];0)" office:value-type="float" office:value="76">
            <text:p>7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[.D46]+[.E46]+[.F46]+[.G46])*[.$C$67]" office:value-type="float" office:value="280">
            <text:p>280</text:p>
          </table:table-cell>
          <table:table-cell table:formula="of:=IF([.I46]&gt;[.H46]; [.I46]-[.H46];0)" office:value-type="float" office:value="280">
            <text:p>2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7]+[.E47]+[.F47]+[.G47])*[.$C$67]" office:value-type="float" office:value="20">
            <text:p>20</text:p>
          </table:table-cell>
          <table:table-cell table:formula="of:=IF([.I47]&gt;[.H47]; [.I47]-[.H47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8]+[.E48]+[.F48]+[.G48])*[.$C$67]" office:value-type="float" office:value="80">
            <text:p>80</text:p>
          </table:table-cell>
          <table:table-cell table:formula="of:=IF([.I48]&gt;[.H48]; [.I48]-[.H48];0)" office:value-type="float" office:value="80">
            <text:p>8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9]+[.E49]+[.F49]+[.G49])*[.$C$67]" office:value-type="float" office:value="60">
            <text:p>60</text:p>
          </table:table-cell>
          <table:table-cell table:formula="of:=IF([.I49]&gt;[.H49]; [.I49]-[.H49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50]+[.E50]+[.F50]+[.G50])*[.$C$67]" office:value-type="float" office:value="40">
            <text:p>40</text:p>
          </table:table-cell>
          <table:table-cell table:formula="of:=IF([.I50]&gt;[.H50]; [.I50]-[.H50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51]+[.E51]+[.F51]+[.G51])*[.$C$67]" office:value-type="float" office:value="20">
            <text:p>20</text:p>
          </table:table-cell>
          <table:table-cell table:formula="of:=IF([.I51]&gt;[.H51]; [.I51]-[.H51];0)" office:value-type="float" office:value="20">
            <text:p>20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2]+[.E52]+[.F52]+[.G52])*[.$C$67]" office:value-type="float" office:value="40">
            <text:p>40</text:p>
          </table:table-cell>
          <table:table-cell table:formula="of:=IF([.I52]&gt;[.H52]; [.I52]-[.H52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3]+[.E53]+[.F53]+[.G53])*[.$C$67]" office:value-type="float" office:value="20">
            <text:p>20</text:p>
          </table:table-cell>
          <table:table-cell table:formula="of:=IF([.I53]&gt;[.H53]; [.I53]-[.H53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4]+[.E54]+[.F54]+[.G54])*[.$C$67]" office:value-type="float" office:value="60">
            <text:p>60</text:p>
          </table:table-cell>
          <table:table-cell table:formula="of:=IF([.I54]&gt;[.H54]; [.I54]-[.H54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7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7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7]+[.E57]+[.F57]+[.G57])*[.$C$67]" office:value-type="float" office:value="20">
            <text:p>20</text:p>
          </table:table-cell>
          <table:table-cell table:formula="of:=IF([.I57]&gt;[.H57]; [.I57]-[.H57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7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9]+[.E59]+[.F59]+[.G59])*[.$C$67]" office:value-type="float" office:value="40">
            <text:p>40</text:p>
          </table:table-cell>
          <table:table-cell table:formula="of:=IF([.I59]&gt;[.H59]; [.I59]-[.H59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60]+[.E60]+[.F60]+[.G60])*[.$C$67]" office:value-type="float" office:value="0">
            <text:p>0</text:p>
          </table:table-cell>
          <table:table-cell table:formula="of:=IF([.I60]&gt;[.H60]; [.I60]-[.H60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1]+[.E61]+[.F61]+[.G61])*[.$C$67]" office:value-type="float" office:value="80">
            <text:p>80</text:p>
          </table:table-cell>
          <table:table-cell table:formula="of:=IF([.I61]&gt;[.H61]; [.I61]-[.H61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2]+[.E62]+[.F62]+[.G62])*[.$C$67]" office:value-type="float" office:value="80">
            <text:p>80</text:p>
          </table:table-cell>
          <table:table-cell table:formula="of:=IF([.I62]&gt;[.H62]; [.I62]-[.H62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3">
          <table:table-cell office:value-type="float" office:value="64">
            <text:p>64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3" table:number-rows-repeated="65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ected" table:style-name="ta1" table:print="false">
        <office:forms form:automatic-focus="false" form:apply-design-mode="false"/>
        <table:table-column table:style-name="co13" table:number-columns-repeated="2" table:default-cell-style-name="ce4"/>
        <table:table-column table:style-name="co14" table:default-cell-style-name="ce6"/>
        <table:table-column table:style-name="co13" table:default-cell-style-name="ce4"/>
        <table:table-column table:style-name="co15" table:number-columns-repeated="2" table:default-cell-style-name="ce4"/>
        <table:table-column table:style-name="co16" table:default-cell-style-name="ce4"/>
        <table:table-column table:style-name="co17" table:default-cell-style-name="ce4"/>
        <table:table-column table:style-name="co13" table:number-columns-repeated="1016" table:default-cell-style-name="ce4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  <table:table-cell table:style-name="ce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6" office:value-type="string">
            <text:p>CAGECLAMP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6" office:value-type="string">
            <text:p>CAGECLAMP</text:p>
          </table:table-cell>
          <table:table-cell table:style-name="ce6" office:value-type="string">
            <text:p>CageClamp End cap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6" office:value-type="string">
            <text:p>1k</text:p>
          </table:table-cell>
          <table:table-cell table:style-name="ce6" office:value-type="string">
            <text:p>R-EU_R0603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6" office:value-type="string">
            <text:p>LEDCHIP-LED0603</text:p>
          </table:table-cell>
          <table:table-cell table:style-name="ce6" office:value-type="string">
            <text:p>LED1,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6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6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6" office:value-type="string">
            <text:p>BSS123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 office:value-type="string">
            <text:p>32Khz</text:p>
          </table:table-cell>
          <table:table-cell table:style-name="ce6" office:value-type="string">
            <text:p>CRYSTALTC26H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6" office:value-type="string">
            <text:p>BAT754S</text:p>
          </table:table-cell>
          <table:table-cell table:style-name="ce6" office:value-type="string">
            <text:p>SOT-23</text:p>
          </table:table-cell>
          <table:table-cell table:style-name="ce6" office:value-type="string">
            <text:p>jio</text:p>
          </table:table-cell>
          <table:table-cell table:style-name="ce8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 office:value-type="string">
            <text:p>100n</text:p>
          </table:table-cell>
          <table:table-cell table:style-name="ce6" office:value-type="string">
            <text:p>C-EUC0603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C2</text:p>
          </table:table-cell>
          <table:table-cell table:style-name="ce6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 office:value-type="string">
            <text:p>SBW</text:p>
          </table:table-cell>
          <table:table-cell table:style-name="ce6" office:value-type="string">
            <text:p>PINHD-1X4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6" office:value-type="string">
            <text:p>MODULE_CON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POL-EUB45181A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MSP430F2254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5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6" office:value-type="string">
            <text:p>47k</text:p>
          </table:table-cell>
          <table:table-cell table:style-name="ce6" office:value-type="string">
            <text:p>R-EU_R0603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6" office:value-type="string">
            <text:p>220k</text:p>
          </table:table-cell>
          <table:table-cell table:style-name="ce6" office:value-type="string">
            <text:p>R-EU_R0603</text:p>
          </table:table-cell>
          <table:table-cell table:style-name="ce6" office:value-type="string">
            <text:p>jio</text:p>
          </table:table-cell>
          <table:table-cell table:style-name="ce6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mtr</text:p>
          </table:table-cell>
          <table:table-cell table:style-name="ce2" office:value-type="string">
            <text:p>R11,R12,R19,R20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MAX4069</text:p>
          </table:table-cell>
          <table:table-cell table:style-name="ce2" office:value-type="string">
            <text:p>Maxim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MAX4069</text:p>
          </table:table-cell>
          <table:table-cell table:style-name="ce2" office:value-type="string">
            <text:p>mtr</text:p>
          </table:table-cell>
          <table:table-cell table:style-name="ce2" office:value-type="string">
            <text:p>IC6,IC7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MAX4069</text:p>
          </table:table-cell>
          <table:table-cell table:style-name="ce2" office:value-type="string">
            <text:p>Maxim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MAX406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IC5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5mR</text:p>
          </table:table-cell>
          <table:table-cell table:style-name="ce2" office:value-type="string">
            <text:p>R-EU_M1206</text:p>
          </table:table-cell>
          <table:table-cell table:style-name="ce2" office:value-type="string">
            <text:p>mtr</text:p>
          </table:table-cell>
          <table:table-cell table:style-name="ce2" office:value-type="string">
            <text:p>R1,R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74ACT04D</text:p>
          </table:table-cell>
          <table:table-cell table:style-name="ce2" office:value-type="string">
            <text:p>pwm</text:p>
          </table:table-cell>
          <table:table-cell table:style-name="ce2" office:value-type="string">
            <text:p>IC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string">
            <text:p>XBEE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XB3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style-name="ce2" office:value-type="string">
            <text:p>PINHD-1X7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ON-SLU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MAX1626</text:p>
          </table:table-cell>
          <table:table-cell table:style-name="Default" office:value-type="string">
            <text:p>Digikey-uk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MAX1626ESA+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IC2,IC3,IC4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SRM-1C-SL-5VDCRELAY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L1</text:p>
          </table:table-cell>
          <table:table-cell table:style-name="Default" table:number-columns-repeated="1016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SMT2X7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24</text:p>
          </table:table-cell>
          <table:table-cell table:style-name="Default" table:number-columns-repeated="1016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style-name="ce2" office:value-type="string">
            <text:p>DP04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S1</text:p>
          </table:table-cell>
          <table:table-cell table:style-name="Default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330R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4,R14, R12</text:p>
          </table:table-cell>
          <table:table-cell table:style-name="Default" table:number-columns-repeated="1016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3k3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33,R3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table:style-name="Default" office:value-type="string">
            <text:p>BSS84</text:p>
          </table:table-cell>
          <table:table-cell table:style-name="Default" office:value-type="string">
            <text:p>jio</text:p>
          </table:table-cell>
          <table:table-cell table:style-name="Default" office:value-type="string">
            <text:p>Q9, Q10, Q11, Q12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string">
            <text:p>FDD8882</text:p>
          </table:table-cell>
          <table:table-cell table:style-name="ce2" office:value-type="string">
            <text:p>mtr</text:p>
          </table:table-cell>
          <table:table-cell table:style-name="ce2" office:value-type="string">
            <text:p>Q5,Q6,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ower" table:style-name="ta1" table:print="false">
        <office:forms form:automatic-focus="false" form:apply-design-mode="false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5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13" table:number-columns-repeated="1015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20,C21,C23,C24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7,Q8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table:style-name="Default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5,R22,R27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?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3" table:number-rows-repeated="65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default-cell-style-name="ce2"/>
        <table:table-column table:style-name="co30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9" office:value-type="string">
            <text:p>296-21446-1-ND</text:p>
          </table:table-cell>
          <table:table-cell table:style-name="ce10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3" table:number-rows-repeated="65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34" table:default-cell-style-name="ce2"/>
        <table:table-column table:style-name="co7" table:default-cell-style-name="ce2"/>
        <table:table-column table:style-name="co35" table:default-cell-style-name="ce2"/>
        <table:table-column table:style-name="co31" table:number-columns-repeated="4" table:default-cell-style-name="ce2"/>
        <table:table-column table:style-name="co32" table:number-columns-repeated="4" table:default-cell-style-name="ce2"/>
        <table:table-column table:style-name="co33" table:number-columns-repeated="10" table:default-cell-style-name="ce2"/>
        <table:table-column table:style-name="co32" table:default-cell-style-name="ce2"/>
        <table:table-column table:style-name="co13" table:number-columns-repeated="997" table:default-cell-style-name="ce2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9" office:value-type="string">
            <text:p>296-21446-1-ND</text:p>
          </table:table-cell>
          <table:table-cell table:style-name="ce10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3" table:number-rows-repeated="6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8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number-columns-repeated="4" table:default-cell-style-name="Default"/>
        <table:table-column table:style-name="co32" table:number-columns-repeated="4" table:default-cell-style-name="Default"/>
        <table:table-column table:style-name="co33" table:number-columns-repeated="10" table:default-cell-style-name="Default"/>
        <table:table-column table:style-name="co32" table:default-cell-style-name="Default"/>
        <table:table-column table:style-name="co13" table:number-columns-repeated="997" table:default-cell-style-name="Default"/>
        <table:table-row table:style-name="ro3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Board</text:p>
          </table:table-cell>
          <table:table-cell table:style-name="ce3" office:value-type="string">
            <text:p>Parts</text:p>
          </table:table-cell>
          <table:table-cell table:style-name="ce3" table:number-columns-spanned="17" table:number-rows-spanned="1"/>
          <table:covered-table-cell table:number-columns-repeated="16" table:style-name="ce3"/>
          <table:table-cell table:style-name="ce3"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3">
            <text:p>13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1">
            <text:p>21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, R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11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3, CON4, CON5, CON6, CON7, CON8, CON9, CON11, CON12, CON13, CON15, CON16, CON17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4">
            <text:p>44</text:p>
          </table:table-cell>
          <table:table-cell table:style-name="ce9" office:value-type="string">
            <text:p>296-21446-1-ND</text:p>
          </table:table-cell>
          <table:table-cell table:style-name="ce10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totype-bom1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3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3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3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3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3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3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3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3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3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3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" office:value-type="float" office:value="9403140">
            <text:p>940314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" office:value-type="float" office:value="1100347">
            <text:p>1100347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3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3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3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office:forms form:automatic-focus="false" form:apply-design-mode="false"/>
        <table:table-column table:style-name="co13" table:default-cell-style-name="Default"/>
        <table:table-column table:style-name="co13" table:default-cell-style-name="ce13"/>
        <table:table-column table:style-name="co13" table:default-cell-style-name="Default"/>
        <table:table-column table:style-name="co49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2">
          <table:table-cell/>
          <table:table-cell table:style-name="ce14"/>
          <table:table-cell table:number-columns-repeated="2"/>
        </table:table-row>
        <table:table-row table:style-name="ro3">
          <table:table-cell/>
          <table:table-cell table:style-name="ce14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3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3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3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/>
          <table:table-cell table:style-name="ce14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3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3">
          <table:table-cell office:value-type="string">
            <text:p>--------------</text:p>
          </table:table-cell>
          <table:table-cell table:number-columns-repeated="3"/>
        </table:table-row>
        <table:table-row table:style-name="ro3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pwr jack</text:p>
          </table:table-cell>
          <table:table-cell table:style-name="ce12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umbillicle cable</text:p>
          </table:table-cell>
          <table:table-cell table:style-name="ce12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slug socket</text:p>
          </table:table-cell>
          <table:table-cell table:style-name="ce12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3" table:number-rows-repeated="14">
          <table:table-cell table:number-columns-repeated="4"/>
        </table:table-row>
        <table:table-row table:style-name="ro3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3">
          <table:table-cell/>
          <table:table-cell table:style-name="ce12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3">
          <table:table-cell/>
          <table:table-cell table:style-name="ce12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3">
          <table:table-cell/>
          <table:table-cell table:style-name="ce15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3">
          <table:table-cell/>
          <table:table-cell table:style-name="ce12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3">
          <table:table-cell/>
          <table:table-cell table:style-name="ce12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3">
          <table:table-cell/>
          <table:table-cell table:style-name="ce12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3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3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3" table:number-rows-repeated="141">
          <table:table-cell table:number-columns-repeated="4"/>
        </table:table-row>
        <table:table-row table:style-name="ro3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 table:number-rows-repeated="65315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target-range-address="pwm.A2:pwm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11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07T11:37:40</dc:date>
    <dc:creator>Christopher Cross</dc:creator>
    <meta:editing-duration>PT15H00M54S</meta:editing-duration>
    <meta:editing-cycles>75</meta:editing-cycles>
    <meta:generator>OpenOffice.org/3.0$Linux OpenOffice.org_project/300m9$Build-9358</meta:generator>
    <meta:document-statistic meta:table-count="9" meta:cell-count="5104" meta:object-count="4"/>
    <meta:user-defined meta:name="Info 1"/>
    <meta:user-defined meta:name="Info 2"/>
    <meta:user-defined meta:name="Info 3"/>
    <meta:user-defined meta:name="Info 4"/>
  </office:meta>
</office:document-meta>
</file>